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5.339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12.238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6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MPN</text:p>
          </table:table-cell>
          <table:table-cell office:value-type="string">
            <text:p>Description</text:p>
          </table:table-cell>
          <table:table-cell office:value-type="string">
            <text:p>checked</text:p>
          </table:table-cell>
          <table:table-cell office:value-type="string">
            <text:p>through hol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 TERM SCREW CLAMP</text:p>
          </table:table-cell>
          <table:table-cell table:number-columns-repeated="2" office:value-type="string">
            <text:p>180-3</text:p>
          </table:table-cell>
          <table:table-cell office:value-type="string">
            <text:p>SCREW1, SCREW2</text:p>
          </table:table-cell>
          <table:table-cell table:style-name="ce2" office:value-type="float" office:value="1988969">
            <text:p>1988969</text:p>
          </table:table-cell>
          <table:table-cell office:value-type="string">
            <text:p>WEIDMUELLER CLAMP CONNECTOR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 PIN FEMALE HEADER</text:p>
          </table:table-cell>
          <table:table-cell table:number-columns-repeated="2" office:value-type="string">
            <text:p>FE05-2</text:p>
          </table:table-cell>
          <table:table-cell office:value-type="string">
            <text:p>GPIO_1</text:p>
          </table:table-cell>
          <table:table-cell/>
          <table:table-cell office:value-type="string">
            <text:p>FEMALE HEADER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TDI 6 PIN FEMALE HEADER</text:p>
          </table:table-cell>
          <table:table-cell table:number-columns-repeated="2" office:value-type="string">
            <text:p>MA06-1</text:p>
          </table:table-cell>
          <table:table-cell office:value-type="string">
            <text:p>FTDI1, FTDI2</text:p>
          </table:table-cell>
          <table:table-cell/>
          <table:table-cell office:value-type="string">
            <text:p>FEMALE HEADER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 PIN MALE HEADER</text:p>
          </table:table-cell>
          <table:table-cell office:value-type="string">
            <text:p>M02PTH</text:p>
          </table:table-cell>
          <table:table-cell office:value-type="string">
            <text:p>1X02</text:p>
          </table:table-cell>
          <table:table-cell office:value-type="string">
            <text:p>BOOTL, IO1, RX, TX, CH6 / 7 ADC</text:p>
          </table:table-cell>
          <table:table-cell/>
          <table:table-cell office:value-type="string">
            <text:p>PIN HEADER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 PIN MALE HEADER</text:p>
          </table:table-cell>
          <table:table-cell office:value-type="string">
            <text:p>CONN_03</text:p>
          </table:table-cell>
          <table:table-cell office:value-type="string">
            <text:p>1X03</text:p>
          </table:table-cell>
          <table:table-cell office:value-type="string">
            <text:p>REF_SEL_A, REF_SEL_B, PWR</text:p>
          </table:table-cell>
          <table:table-cell/>
          <table:table-cell office:value-type="string">
            <text:p>PIN HEADER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.1uF 100V MLCC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3, C14, C16, C6, C23, C24, C25, C4, C5, C48, C2, C21, C22, C9, C26</text:p>
          </table:table-cell>
          <table:table-cell/>
          <table:table-cell office:value-type="string">
            <text:p>CAPACITOR, European symbol</text:p>
          </table:table-cell>
          <table:table-cell office:value-type="string">
            <text:p>from DF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uF TANT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T, C11T, C18T, C7</text:p>
          </table:table-cell>
          <table:table-cell office:value-type="string">
            <text:p>298D106X0010M2T</text:p>
          </table:table-cell>
          <table:table-cell office:value-type="string">
            <text:p>CAPACITOR, European symbol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3, R6, R7, R12, R18, R19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1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5, R9, R13, R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8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, R15, R17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, R1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7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0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EU_0309/12</text:p>
          </table:table-cell>
          <table:table-cell office:value-type="string">
            <text:p>0309/12</text:p>
          </table:table-cell>
          <table:table-cell office:value-type="string">
            <text:p>R10</text:p>
          </table:table-cell>
          <table:table-cell/>
          <table:table-cell office:value-type="string">
            <text:p>RESISTOR, European symbol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.16K</text:p>
          </table:table-cell>
          <table:table-cell office:value-type="string">
            <text:p>R-EU_0309/12</text:p>
          </table:table-cell>
          <table:table-cell office:value-type="string">
            <text:p>0309/12</text:p>
          </table:table-cell>
          <table:table-cell office:value-type="string">
            <text:p>R11</text:p>
          </table:table-cell>
          <table:table-cell/>
          <table:table-cell office:value-type="string">
            <text:p>RESISTOR, European symbol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AX5035</text:p>
          </table:table-cell>
          <table:table-cell office:value-type="string">
            <text:p>21-0111D_SBE-14</text:p>
          </table:table-cell>
          <table:table-cell office:value-type="string">
            <text:p>REG0</text:p>
          </table:table-cell>
          <table:table-cell office:value-type="string">
            <text:p>MAX5035EASA+</text:p>
          </table:table-cell>
          <table:table-cell office:value-type="string">
            <text:p>SWITCHING REGULATOR 5.0V 1.0A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BRS1100T3G</text:p>
          </table:table-cell>
          <table:table-cell office:value-type="string">
            <text:p>SMB_1</text:p>
          </table:table-cell>
          <table:table-cell office:value-type="string">
            <text:p>D1</text:p>
          </table:table-cell>
          <table:table-cell office:value-type="string">
            <text:p>MBRS1100T3G</text:p>
          </table:table-cell>
          <table:table-cell office:value-type="string">
            <text:p>SWITCHING DIODE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RR1208</text:p>
          </table:table-cell>
          <table:table-cell office:value-type="string">
            <text:p>SSR1208</text:p>
          </table:table-cell>
          <table:table-cell office:value-type="string">
            <text:p>L1</text:p>
          </table:table-cell>
          <table:table-cell office:value-type="string">
            <text:p>SRR1208-151YL</text:p>
          </table:table-cell>
          <table:table-cell office:value-type="string">
            <text:p>POWER INDUCTOR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uF 80V</text:p>
          </table:table-cell>
          <table:table-cell office:value-type="string">
            <text:p>EEV-FK1K101Q-CASE-H13</text:p>
          </table:table-cell>
          <table:table-cell office:value-type="string">
            <text:p>CAPAE1350X1400N</text:p>
          </table:table-cell>
          <table:table-cell office:value-type="string">
            <text:p>C10</text:p>
          </table:table-cell>
          <table:table-cell office:value-type="string">
            <text:p>EEVFK1K101Q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0uF 16V</text:p>
          </table:table-cell>
          <table:table-cell office:value-type="string">
            <text:p>EEE-FK1C471P-CASE-F</text:p>
          </table:table-cell>
          <table:table-cell office:value-type="string">
            <text:p>CAPAE830X1050N</text:p>
          </table:table-cell>
          <table:table-cell office:value-type="string">
            <text:p>C3</text:p>
          </table:table-cell>
          <table:table-cell office:value-type="string">
            <text:p>EEE-FK1C471P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1117-3.3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2</text:p>
          </table:table-cell>
          <table:table-cell office:value-type="string">
            <text:p>REG1117-3.3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1117-5.0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1</text:p>
          </table:table-cell>
          <table:table-cell office:value-type="string">
            <text:p>REG1117-5.0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2Khz CRYSTAL</text:p>
          </table:table-cell>
          <table:table-cell office:value-type="string">
            <text:p>CRYSTAL8X3.8SMT</text:p>
          </table:table-cell>
          <table:table-cell office:value-type="string">
            <text:p>CRYSTAL_8X3.8</text:p>
          </table:table-cell>
          <table:table-cell office:value-type="string">
            <text:p>Y1</text:p>
          </table:table-cell>
          <table:table-cell office:value-type="string">
            <text:p>ABS25-32.768KHZ-T</text:p>
          </table:table-cell>
          <table:table-cell office:value-type="string">
            <text:p>Crystals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string">
            <text:p>MICROSD</text:p>
          </table:table-cell>
          <table:table-cell office:value-type="string">
            <text:p>SMT</text:p>
          </table:table-cell>
          <table:table-cell office:value-type="string">
            <text:p>MICRO_SD_ADAPTOR</text:p>
          </table:table-cell>
          <table:table-cell office:value-type="string">
            <text:p>47219-2001</text:p>
          </table:table-cell>
          <table:table-cell office:value-type="string">
            <text:p>MICRO SD CARD ADAPTOR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B VERT ADAPTOR</text:p>
          </table:table-cell>
          <table:table-cell table:number-columns-repeated="2" table:style-name="ce2" office:value-type="float" office:value="5000751517">
            <text:p>5000751517</text:p>
          </table:table-cell>
          <table:table-cell office:value-type="string">
            <text:p>USB_PWR</text:p>
          </table:table-cell>
          <table:table-cell table:style-name="ce2" office:value-type="float" office:value="5000751517">
            <text:p>5000751517</text:p>
          </table:table-cell>
          <table:table-cell office:value-type="string">
            <text:p>USB CONNECTOR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IN CELL HOLDER</text:p>
          </table:table-cell>
          <table:table-cell table:number-columns-repeated="2" office:value-type="string">
            <text:p>CR1220SMD</text:p>
          </table:table-cell>
          <table:table-cell office:value-type="string">
            <text:p>CR1220</text:p>
          </table:table-cell>
          <table:table-cell office:value-type="string">
            <text:p>S8411-45R</text:p>
          </table:table-cell>
          <table:table-cell office:value-type="string">
            <text:p>CR1220 BATTERY HOLDER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CP3208-BI/SL</text:p>
          </table:table-cell>
          <table:table-cell office:value-type="string">
            <text:p>SOIC16</text:p>
          </table:table-cell>
          <table:table-cell office:value-type="string">
            <text:p>MCP3208</text:p>
          </table:table-cell>
          <table:table-cell office:value-type="string">
            <text:p>MCP3208-BI/SL</text:p>
          </table:table-cell>
          <table:table-cell office:value-type="string">
            <text:p>12-BIT ADC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CF8523_RTC</text:p>
          </table:table-cell>
          <table:table-cell office:value-type="string">
            <text:p>SOIC_8</text:p>
          </table:table-cell>
          <table:table-cell office:value-type="string">
            <text:p>PCF8523</text:p>
          </table:table-cell>
          <table:table-cell office:value-type="string">
            <text:p>PCF8523T</text:p>
          </table:table-cell>
          <table:table-cell office:value-type="string">
            <text:p>REAL TIME CLOCK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ESP8266_ESP-12</text:p>
          </table:table-cell>
          <table:table-cell office:value-type="string">
            <text:p>ESP8266-ESP12</text:p>
          </table:table-cell>
          <table:table-cell office:value-type="string">
            <text:p>ESP-12</text:p>
          </table:table-cell>
          <table:table-cell office:value-type="string">
            <text:p>ordered..</text:p>
          </table:table-cell>
          <table:table-cell office:value-type="string">
            <text:p>ESP MODULE</text:p>
          </table:table-cell>
          <table:table-cell office:value-type="string">
            <text:p>in stoc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P8481</text:p>
          </table:table-cell>
          <table:table-cell office:value-type="string">
            <text:p>LMP8481-H</text:p>
          </table:table-cell>
          <table:table-cell office:value-type="string">
            <text:p>S-PDSO-G08</text:p>
          </table:table-cell>
          <table:table-cell office:value-type="string">
            <text:p>SHUNTMON-A, SHUNTMON-B</text:p>
          </table:table-cell>
          <table:table-cell office:value-type="string">
            <text:p>LMP8481MME-H/NOPB</text:p>
          </table:table-cell>
          <table:table-cell office:value-type="string">
            <text:p>LMP8481MM-H/NOPB</text:p>
          </table:table-cell>
          <table:table-cell office:value-type="string">
            <text:p>in stoc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other or N/A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EBW_SERIES_15.2MM</text:p>
          </table:table-cell>
          <table:table-cell office:value-type="string">
            <text:p>SCREW_TERM_1, SCREW_TERM_2</text:p>
          </table:table-cell>
          <table:table-cell office:value-type="string">
            <text:p>N/A</text:p>
          </table:table-cell>
          <table:table-cell office:value-type="string">
            <text:p>POWER SHUNT hand soldered</text:p>
          </table:table-cell>
          <table:table-cell/>
          <table:table-cell office:value-type="string">
            <text:p>hand solder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CD HEADER</text:p>
          </table:table-cell>
          <table:table-cell table:number-columns-repeated="2" office:value-type="string">
            <text:p>B4B-PH-K</text:p>
          </table:table-cell>
          <table:table-cell office:value-type="string">
            <text:p>P1</text:p>
          </table:table-cell>
          <table:table-cell office:value-type="string">
            <text:p>B4B-PH-K</text:p>
          </table:table-cell>
          <table:table-cell office:value-type="string">
            <text:p>JST HEADER</text:p>
          </table:table-cell>
          <table:table-cell/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31/01/2018</text:date>, <text:time>10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8-01-31T10:38:34</dc:date>
    <dc:creator>Daniel Bates</dc:creator>
    <meta:editing-duration>PT3H31M3S</meta:editing-duration>
    <meta:editing-cycles>6</meta:editing-cycles>
    <meta:document-statistic meta:table-count="1" meta:cell-count="268" meta:object-count="0"/>
  </office:meta>
</office:document-meta>
</file>